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8ca" officeooo:paragraph-rsid="001168ca"/>
    </style:style>
    <style:style style:name="P2" style:family="paragraph" style:parent-style-name="Standard">
      <style:text-properties officeooo:paragraph-rsid="001168ca"/>
    </style:style>
    <style:style style:name="P3" style:family="paragraph" style:parent-style-name="Standard">
      <style:text-properties officeooo:rsid="00154089" officeooo:paragraph-rsid="00154089"/>
    </style:style>
    <style:style style:name="P4" style:family="paragraph" style:parent-style-name="Standard">
      <style:text-properties officeooo:rsid="001b8b22" officeooo:paragraph-rsid="001b8b22"/>
    </style:style>
    <style:style style:name="P5" style:family="paragraph" style:parent-style-name="Standard">
      <style:text-properties officeooo:paragraph-rsid="001b8b22"/>
    </style:style>
    <style:style style:name="P6" style:family="paragraph" style:parent-style-name="Standard">
      <style:text-properties officeooo:rsid="001c6d01" officeooo:paragraph-rsid="001c6d01"/>
    </style:style>
    <style:style style:name="P7" style:family="paragraph" style:parent-style-name="Standard">
      <style:text-properties style:text-underline-style="none" officeooo:rsid="001168ca" officeooo:paragraph-rsid="001168ca"/>
    </style:style>
    <style:style style:name="P8" style:family="paragraph" style:parent-style-name="Standard">
      <style:text-properties style:text-underline-style="none" officeooo:rsid="001e03de" officeooo:paragraph-rsid="001e03de"/>
    </style:style>
    <style:style style:name="P9" style:family="paragraph" style:parent-style-name="Standard">
      <style:text-properties style:text-underline-style="none" officeooo:rsid="001e03de" officeooo:paragraph-rsid="001e03de"/>
    </style:style>
    <style:style style:name="P10" style:family="paragraph" style:parent-style-name="Standard">
      <style:text-properties officeooo:paragraph-rsid="00206843"/>
    </style:style>
    <style:style style:name="P11" style:family="paragraph" style:parent-style-name="Standard">
      <style:text-properties officeooo:rsid="001b8b22" officeooo:paragraph-rsid="001b8b22"/>
    </style:style>
    <style:style style:name="P12" style:family="paragraph" style:parent-style-name="Standard">
      <style:text-properties officeooo:rsid="00224c63" officeooo:paragraph-rsid="00224c63"/>
    </style:style>
    <style:style style:name="P13" style:family="paragraph" style:parent-style-name="Standard">
      <style:text-properties officeooo:rsid="0022f781" officeooo:paragraph-rsid="0022f781"/>
    </style:style>
    <style:style style:name="P14" style:family="paragraph" style:parent-style-name="Standard">
      <style:text-properties officeooo:rsid="0025d198" officeooo:paragraph-rsid="0025d198"/>
    </style:style>
    <style:style style:name="P15" style:family="paragraph" style:parent-style-name="Standard">
      <style:text-properties style:text-line-through-style="none" style:text-line-through-type="none" officeooo:rsid="0025d198" officeooo:paragraph-rsid="0025d198"/>
    </style:style>
    <style:style style:name="T1" style:family="text">
      <style:text-properties officeooo:rsid="001168ca"/>
    </style:style>
    <style:style style:name="T2" style:family="text">
      <style:text-properties officeooo:rsid="001287b3"/>
    </style:style>
    <style:style style:name="T3" style:family="text">
      <style:text-properties officeooo:rsid="0018490d"/>
    </style:style>
    <style:style style:name="T4" style:family="text">
      <style:text-properties officeooo:rsid="001b8b22"/>
    </style:style>
    <style:style style:name="T5" style:family="text">
      <style:text-properties officeooo:rsid="001c6d01"/>
    </style:style>
    <style:style style:name="T6" style:family="text">
      <style:text-properties style:text-underline-style="none"/>
    </style:style>
    <style:style style:name="T7" style:family="text">
      <style:text-properties style:text-underline-style="none" officeooo:rsid="001e98b6"/>
    </style:style>
    <style:style style:name="T8" style:family="text">
      <style:text-properties style:text-underline-style="none" officeooo:rsid="0024113e"/>
    </style:style>
    <style:style style:name="T9" style:family="text">
      <style:text-properties style:text-line-through-style="solid" style:text-line-through-type="single" style:text-underline-style="non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- Proyecto(nombre, codigo, provinciam, ciudad)</text:p>
      <text:p text:style-name="P1">cp(codigo)</text:p>
      <text:p text:style-name="P2"><text:span text:style-name="T1">2-secretario(dni, nombre, idiomas, </text:span><text:span text:style-name="T2">publicaciones</text:span><text:span text:style-name="T1">)</text:span></text:p>
      <text:p text:style-name="P1">cp(dni)</text:p>
      <text:p text:style-name="P1">3-profesor(nombre, dni, categoría)</text:p>
      <text:p text:style-name="P1">cp(Dni)</text:p>
      <text:p text:style-name="P1">4-alumno(nombre, exp, especialidad)</text:p>
      <text:p text:style-name="P1">cp(exp)</text:p>
      <text:p text:style-name="P1">5-Proyectante(nombre, exp, titulo, director, especialidad)</text:p>
      <text:p text:style-name="P1">cp(Exp)</text:p>
      <text:p text:style-name="P1">6- proveedor(dni, nombre, dir)</text:p>
      <text:p text:style-name="P1">cp(dni)</text:p>
      <text:p text:style-name="P1">pieza(codigo, color, descripcion)</text:p>
      <text:p text:style-name="P1">cp(codigo)</text:p>
      <text:p text:style-name="P1">pedido(codigo, dni, pprecio)</text:p>
      <text:p text:style-name="P1">cp(codigo, dni)</text:p>
      <text:p text:style-name="P1"/>
      <text:p text:style-name="P3">7-curso(nombre, cod-curso, temario, cod-cursoC)</text:p>
      <text:p text:style-name="P3">cp(cod-curso)</text:p>
      <text:p text:style-name="P3">-calt(cod-cursoC)-<text:span text:style-name="T3">esto indicaria q debe existir siempre, en este caso no se pide</text:span></text:p>
      <text:p text:style-name="P3">caj(cod-cursoC)→Curso</text:p>
      <text:p text:style-name="P3"/>
      <text:p text:style-name="P3">8-curso(nombre, cod-curso, temario, cod-cursoS, cod-cursoC)</text:p>
      <text:p text:style-name="P3">cp(cod-curso)</text:p>
      <text:p text:style-name="P3">caj(cod-cursoS)→Curso</text:p>
      <text:p text:style-name="P3"/>
      <text:p text:style-name="P3">9-curso(nombre, cod-curso, temario)</text:p>
      <text:p text:style-name="P3">cp(cod-curso)</text:p>
      <text:p text:style-name="P3"/>
      <text:p text:style-name="P3">consta(cod-cursoS, cod-cursoC)</text:p>
      <text:p text:style-name="P3">cp(cod-cursoC, cod-cursoS)</text:p>
      <text:p text:style-name="P3">caj(cod-cursoS)→ Curso</text:p>
      <text:p text:style-name="P3">caj(cod-cursoC)→ curso</text:p>
      <text:p text:style-name="P3"/>
      <text:p text:style-name="P4">10- cliente(país, dni,nombre, guia, cif)</text:p>
      <text:p text:style-name="P4">cp(dni)</text:p>
      <text:p text:style-name="P4">caj(cif)→ empresa</text:p>
      <text:p text:style-name="P4">empresa(cif, nom-emp)</text:p>
      <text:p text:style-name="P4">cp(cif)</text:p>
      <text:p text:style-name="P4"/>
      <text:p text:style-name="P5">11- proyecto(,<text:span text:style-name="T5">codigo, </text:span>ciudad, nombre)</text:p>
      <text:p text:style-name="P5"><text:span text:style-name="T4">cp(</text:span><text:span text:style-name="T5">codigo</text:span><text:span text:style-name="T4">)</text:span></text:p>
      <text:p text:style-name="P6">caj(ciudad)→ ciudad</text:p>
      <text:p text:style-name="P4">ciudad(ciudad, provincia)</text:p>
      <text:p text:style-name="P4">cp(ciudad)</text:p>
      <text:p text:style-name="P4"/>
      <text:p text:style-name="P4"/>
      <text:p text:style-name="P4"/>
      <text:p text:style-name="P4"/>
      <text:p text:style-name="P4"/>
      <text:p text:style-name="P4"/>
      <text:p text:style-name="P7"/>
      <text:p text:style-name="P8"><text:soft-page-break/>12-</text:p>
      <text:p text:style-name="P8">proveedor(dni, nombre, dir)cp(dni)</text:p>
      <text:p text:style-name="P8"/>
      <text:p text:style-name="P8">pieza(código, color, descripcion) cp(codigo)</text:p>
      <text:p text:style-name="P8"/>
      <text:p text:style-name="P8">vende(dni, codigo)cp(dni, codigo) caj(dni)→ proveedor</text:p>
      <text:p text:style-name="P10"><text:span text:style-name="T7">caj(codigo)→ pieza</text:span></text:p>
      <text:p text:style-name="P10"><text:span text:style-name="T7"/></text:p>
      <text:p text:style-name="P10"><text:span text:style-name="T7">es_suministrada(dni, codigo) cp(dni, codigo) caj(dni)→ proveedor</text:span></text:p>
      <text:p text:style-name="P10"><text:span text:style-name="T7">caj(codigo)→ pieza</text:span></text:p>
      <text:p text:style-name="P10"><text:span text:style-name="T7"/></text:p>
      <text:p text:style-name="P12"><text:span text:style-name="T7">1</text:span><text:span text:style-name="T6">3-</text:span></text:p>
      <text:p text:style-name="P12"><text:span text:style-name="T6">medico(nombre, n_colegiado)</text:span></text:p>
      <text:p text:style-name="P12"><text:span text:style-name="T6">cp(n_colegiado)</text:span></text:p>
      <text:p text:style-name="P12"><text:span text:style-name="T6"/></text:p>
      <text:p text:style-name="P12"><text:span text:style-name="T6">paciente(nss,nombre)</text:span></text:p>
      <text:p text:style-name="P12"><text:span text:style-name="T6">cp(nss)</text:span></text:p>
      <text:p text:style-name="P12"><text:span text:style-name="T6"/></text:p>
      <text:p text:style-name="P12"><text:span text:style-name="T6">visitar(n_col, nss, fecha, diagnostico)</text:span></text:p>
      <text:p text:style-name="P12"><text:span text:style-name="T6">cp(n_col, nss)</text:span></text:p>
      <text:p text:style-name="P12"><text:span text:style-name="T6">caj(n_col)→ medico</text:span></text:p>
      <text:p text:style-name="P12"><text:span text:style-name="T6">caj(nss)→ paciente</text:span></text:p>
      <text:p text:style-name="P12"><text:span text:style-name="T6"/></text:p>
      <text:p text:style-name="P13"><text:span text:style-name="T6">14-</text:span></text:p>
      <text:p text:style-name="P13"><text:span text:style-name="T6">medico(nombre, n_col)</text:span></text:p>
      <text:p text:style-name="P13"><text:span text:style-name="T6">cp(n_col)</text:span></text:p>
      <text:p text:style-name="P13"><text:span text:style-name="T6"/></text:p>
      <text:p text:style-name="P13"><text:span text:style-name="T6">paciente(nss, nombre)</text:span></text:p>
      <text:p text:style-name="P13"><text:span text:style-name="T6">cp(nss)</text:span></text:p>
      <text:p text:style-name="P13"><text:span text:style-name="T6"/></text:p>
      <text:p text:style-name="P13"><text:span text:style-name="T6">visita(n_col, nss, fecha, diagnostico)</text:span></text:p>
      <text:p text:style-name="P13"><text:span text:style-name="T6">cp(nss, fecha)</text:span></text:p>
      <text:p text:style-name="P13"><text:span text:style-name="T6">caj(n_col)→ medico</text:span><text:span text:style-name="T8">(n_col)</text:span></text:p>
      <text:p text:style-name="P13"><text:span text:style-name="T6">caj(nss)→ paciente</text:span><text:span text:style-name="T8">(nss)</text:span></text:p>
      <text:p text:style-name="P14"><text:span text:style-name="T8">V</text:span><text:span text:style-name="T6">NN(n_col) </text:span><text:span text:style-name="T9">para la debilidad de existencia</text:span></text:p>
      <text:p text:style-name="P14"><text:span text:style-name="T9"/></text:p>
      <text:p text:style-name="P15"><text:span text:style-name="T6">15- </text:span></text:p>
      <text:p text:style-name="P15"><text:span text:style-name="T6">profesor(dni, dir, nombre, cod_dep)</text:span></text:p>
      <text:p text:style-name="P15"><text:span text:style-name="T6">cp(dni, cod_dep)</text:span></text:p>
      <text:p text:style-name="P15"><text:span text:style-name="T6">caj(cod_dep)→ departamento(cod_dep)</text:span></text:p>
      <text:p text:style-name="P15"><text:span text:style-name="T6"/></text:p>
      <text:p text:style-name="P15"><text:span text:style-name="T6">departamento(cod_dep, nombre, tfno)</text:span></text:p>
      <text:p text:style-name="P15"><text:span text:style-name="T6">cp(cod_dep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08:12:22.415332666</meta:creation-date>
    <dc:date>2022-11-11T08:32:38.535745216</dc:date>
    <meta:editing-duration>PT41M44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2" meta:paragraph-count="71" meta:word-count="172" meta:character-count="1713" meta:non-whitespace-character-count="1611"/>
  </office:meta>
</office:document-meta>
</file>